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79cm"/>
    </style:style>
    <style:style style:name="co2" style:family="table-column">
      <style:table-column-properties fo:break-before="auto" style:column-width="3.886cm"/>
    </style:style>
    <style:style style:name="co3" style:family="table-column">
      <style:table-column-properties fo:break-before="auto" style:column-width="3.508cm"/>
    </style:style>
    <style:style style:name="co4" style:family="table-column">
      <style:table-column-properties fo:break-before="auto" style:column-width="3.291cm"/>
    </style:style>
    <style:style style:name="co5" style:family="table-column">
      <style:table-column-properties fo:break-before="auto" style:column-width="1.843cm"/>
    </style:style>
    <style:style style:name="co6" style:family="table-column">
      <style:table-column-properties fo:break-before="auto" style:column-width="4.75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</style:style>
    <style:style style:name="ce2" style:family="table-cell" style:parent-style-name="Default">
      <style:table-cell-properties fo:background-color="#ffff00" fo:border="0.002cm solid #0000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transparent" fo:border="0.002cm solid #000000"/>
      <style:text-properties fo:font-style="italic" style:text-underline-style="none" style:font-style-asian="italic" style:font-style-complex="italic"/>
    </style:style>
    <style:style style:name="ce5" style:family="table-cell" style:parent-style-name="Default">
      <style:table-cell-properties fo:background-color="transparent"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>
            <text:p>Benchmark</text:p>
          </table:table-cell>
          <table:table-cell table:style-name="ce1" office:value-type="string">
            <text:p>Executed Instructions</text:p>
          </table:table-cell>
          <table:table-cell table:style-name="ce1" office:value-type="string">
            <text:p>Max Exec Seconds</text:p>
          </table:table-cell>
          <table:table-cell table:style-name="ce1" office:value-type="string">
            <text:p>Max Exec Minutes</text:p>
          </table:table-cell>
          <table:table-cell table:style-name="ce1" office:value-type="string">
            <text:p>Output 1</text:p>
          </table:table-cell>
          <table:table-cell table:style-name="ce1" office:value-type="string">
            <text:p>Output 2</text:p>
          </table:table-cell>
        </table:table-row>
        <table:table-row table:style-name="ro1">
          <table:table-cell office:value-type="string">
            <text:p>default-mibench-tele-gsm-encode</text:p>
          </table:table-cell>
          <table:table-cell office:value-type="float" office:value="3766238">
            <text:p>3766238</text:p>
          </table:table-cell>
          <table:table-cell table:formula="of:=[.B2] * 0.002" office:value-type="float" office:value="7532.476">
            <text:p>7532,48</text:p>
          </table:table-cell>
          <table:table-cell table:formula="of:=[.C2] / 60" office:value-type="float" office:value="125.541266666667">
            <text:p>125,54</text:p>
          </table:table-cell>
          <table:table-cell office:value-type="string">
            <text:p>STDOUT</text:p>
          </table:table-cell>
          <table:table-cell/>
        </table:table-row>
        <table:table-row table:style-name="ro1">
          <table:table-cell table:style-name="ce3" office:value-type="string">
            <text:p>default-mibench-secu-sha</text:p>
          </table:table-cell>
          <table:table-cell office:value-type="float" office:value="3554973">
            <text:p>3554973</text:p>
          </table:table-cell>
          <table:table-cell table:formula="of:=[.B3] * 0.002" office:value-type="float" office:value="7109.946">
            <text:p>7109,95</text:p>
          </table:table-cell>
          <table:table-cell table:formula="of:=[.C3] / 60" office:value-type="float" office:value="118.4991">
            <text:p>118,5</text:p>
          </table:table-cell>
          <table:table-cell table:number-columns-repeated="2"/>
        </table:table-row>
        <table:table-row table:style-name="ro1">
          <table:table-cell office:value-type="string">
            <text:p>default-mibench-secu-rijndael-encode-nounroll</text:p>
          </table:table-cell>
          <table:table-cell office:value-type="float" office:value="2588089">
            <text:p>2588089</text:p>
          </table:table-cell>
          <table:table-cell table:formula="of:=[.B4] * 0.002" office:value-type="float" office:value="5176.178">
            <text:p>5176,18</text:p>
          </table:table-cell>
          <table:table-cell table:formula="of:=[.C4] / 60" office:value-type="float" office:value="86.2696333333333">
            <text:p>86,27</text:p>
          </table:table-cell>
          <table:table-cell office:value-type="string">
            <text:p>STDOUT</text:p>
          </table:table-cell>
          <table:table-cell office:value-type="string">
            <text:p>output_tiny.enc</text:p>
          </table:table-cell>
        </table:table-row>
        <table:table-row table:style-name="ro1">
          <table:table-cell office:value-type="string">
            <text:p>default-mibench-secu-rijndael-decode-nounroll</text:p>
          </table:table-cell>
          <table:table-cell office:value-type="float" office:value="2584818">
            <text:p>2584818</text:p>
          </table:table-cell>
          <table:table-cell table:formula="of:=[.B5] * 0.002" office:value-type="float" office:value="5169.636">
            <text:p>5169,64</text:p>
          </table:table-cell>
          <table:table-cell table:formula="of:=[.C5] / 60" office:value-type="float" office:value="86.1606">
            <text:p>86,16</text:p>
          </table:table-cell>
          <table:table-cell office:value-type="string">
            <text:p>STDOUT</text:p>
          </table:table-cell>
          <table:table-cell office:value-type="string">
            <text:p>output_tiny.dec</text:p>
          </table:table-cell>
        </table:table-row>
        <table:table-row table:style-name="ro1">
          <table:table-cell table:style-name="ce3" office:value-type="string">
            <text:p>default-mibench-secu-rijndael-encode</text:p>
          </table:table-cell>
          <table:table-cell office:value-type="float" office:value="2367769">
            <text:p>2367769</text:p>
          </table:table-cell>
          <table:table-cell table:formula="of:=[.B6] * 0.002" office:value-type="float" office:value="4735.538">
            <text:p>4735,54</text:p>
          </table:table-cell>
          <table:table-cell table:formula="of:=[.C6] / 60" office:value-type="float" office:value="78.9256333333333">
            <text:p>78,9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default-mibench-secu-rijndael-decode</text:p>
          </table:table-cell>
          <table:table-cell office:value-type="float" office:value="2364498">
            <text:p>2364498</text:p>
          </table:table-cell>
          <table:table-cell table:formula="of:=[.B7] * 0.002" office:value-type="float" office:value="4728.996">
            <text:p>4729</text:p>
          </table:table-cell>
          <table:table-cell table:formula="of:=[.C7] / 60" office:value-type="float" office:value="78.8166">
            <text:p>78,8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default-mibench-tele-crc32</text:p>
          </table:table-cell>
          <table:table-cell office:value-type="float" office:value="2175951">
            <text:p>2175951</text:p>
          </table:table-cell>
          <table:table-cell table:formula="of:=[.B8] * 0.002" office:value-type="float" office:value="4351.902">
            <text:p>4351,9</text:p>
          </table:table-cell>
          <table:table-cell table:formula="of:=[.C8] / 60" office:value-type="float" office:value="72.5317">
            <text:p>72,53</text:p>
          </table:table-cell>
          <table:table-cell table:number-columns-repeated="2"/>
        </table:table-row>
        <table:table-row table:style-name="ro1">
          <table:table-cell office:value-type="string">
            <text:p>default-mibench-tele-adpcm-file-encode</text:p>
          </table:table-cell>
          <table:table-cell office:value-type="float" office:value="1899244">
            <text:p>1899244</text:p>
          </table:table-cell>
          <table:table-cell table:formula="of:=[.B9] * 0.002" office:value-type="float" office:value="3798.488">
            <text:p>3798,49</text:p>
          </table:table-cell>
          <table:table-cell table:formula="of:=[.C9] / 60" office:value-type="float" office:value="63.3081333333333">
            <text:p>63,31</text:p>
          </table:table-cell>
          <table:table-cell office:value-type="string">
            <text:p>STDOUT</text:p>
          </table:table-cell>
          <table:table-cell/>
        </table:table-row>
        <table:table-row table:style-name="ro1">
          <table:table-cell office:value-type="string">
            <text:p>default-mibench-auto-qsort</text:p>
          </table:table-cell>
          <table:table-cell office:value-type="float" office:value="1835416">
            <text:p>1835416</text:p>
          </table:table-cell>
          <table:table-cell table:formula="of:=[.B10] * 0.002" office:value-type="float" office:value="3670.832">
            <text:p>3670,83</text:p>
          </table:table-cell>
          <table:table-cell table:formula="of:=[.C10] / 60" office:value-type="float" office:value="61.1805333333333">
            <text:p>61,18</text:p>
          </table:table-cell>
          <table:table-cell office:value-type="string">
            <text:p>STDOUT</text:p>
          </table:table-cell>
          <table:table-cell/>
        </table:table-row>
        <table:table-row table:style-name="ro1">
          <table:table-cell office:value-type="string">
            <text:p>default-mibench-cons-jpeg-decode</text:p>
          </table:table-cell>
          <table:table-cell office:value-type="float" office:value="1754865">
            <text:p>1754865</text:p>
          </table:table-cell>
          <table:table-cell table:formula="of:=[.B11] * 0.002" office:value-type="float" office:value="3509.73">
            <text:p>3509,73</text:p>
          </table:table-cell>
          <table:table-cell table:formula="of:=[.C11] / 60" office:value-type="float" office:value="58.4955">
            <text:p>58,5</text:p>
          </table:table-cell>
          <table:table-cell office:value-type="string">
            <text:p>STDOUT</text:p>
          </table:table-cell>
          <table:table-cell office:value-type="string">
            <text:p>output_small_decode.ppm</text:p>
          </table:table-cell>
        </table:table-row>
        <table:table-row table:style-name="ro1">
          <table:table-cell office:value-type="string">
            <text:p>default-mibench-tele-gsm-decode</text:p>
          </table:table-cell>
          <table:table-cell office:value-type="float" office:value="1636123">
            <text:p>1636123</text:p>
          </table:table-cell>
          <table:table-cell table:formula="of:=[.B12] * 0.002" office:value-type="float" office:value="3272.246">
            <text:p>3272,25</text:p>
          </table:table-cell>
          <table:table-cell table:formula="of:=[.C12] / 60" office:value-type="float" office:value="54.5374333333333">
            <text:p>54,54</text:p>
          </table:table-cell>
          <table:table-cell office:value-type="string">
            <text:p>STDOUT</text:p>
          </table:table-cell>
          <table:table-cell/>
        </table:table-row>
        <table:table-row table:style-name="ro1">
          <table:table-cell office:value-type="string">
            <text:p>default-mibench-netw-dijkstra</text:p>
          </table:table-cell>
          <table:table-cell office:value-type="float" office:value="1576083">
            <text:p>1576083</text:p>
          </table:table-cell>
          <table:table-cell table:formula="of:=[.B13] * 0.002" office:value-type="float" office:value="3152.166">
            <text:p>3152,17</text:p>
          </table:table-cell>
          <table:table-cell table:formula="of:=[.C13] / 60" office:value-type="float" office:value="52.5361">
            <text:p>52,54</text:p>
          </table:table-cell>
          <table:table-cell table:number-columns-repeated="2"/>
        </table:table-row>
        <table:table-row table:style-name="ro1">
          <table:table-cell office:value-type="string">
            <text:p>default-mibench-tele-adpcm-file-decode</text:p>
          </table:table-cell>
          <table:table-cell office:value-type="float" office:value="1550320">
            <text:p>1550320</text:p>
          </table:table-cell>
          <table:table-cell table:formula="of:=[.B14] * 0.002" office:value-type="float" office:value="3100.64">
            <text:p>3100,64</text:p>
          </table:table-cell>
          <table:table-cell table:formula="of:=[.C14] / 60" office:value-type="float" office:value="51.6773333333333">
            <text:p>51,68</text:p>
          </table:table-cell>
          <table:table-cell office:value-type="string">
            <text:p>STDOUT</text:p>
          </table:table-cell>
          <table:table-cell/>
        </table:table-row>
        <table:table-row table:style-name="ro1">
          <table:table-cell table:style-name="ce4" office:value-type="string">
            <text:p>default-mibench-auto-bitcount</text:p>
          </table:table-cell>
          <table:table-cell table:style-name="ce6" office:value-type="float" office:value="1240151">
            <text:p>1240151</text:p>
          </table:table-cell>
          <table:table-cell table:formula="of:=[.B15] * 0.002" office:value-type="float" office:value="2480.302">
            <text:p>2480,3</text:p>
          </table:table-cell>
          <table:table-cell table:formula="of:=[.C15] / 60" office:value-type="float" office:value="41.3383666666667">
            <text:p>41,34</text:p>
          </table:table-cell>
          <table:table-cell table:number-columns-repeated="2"/>
        </table:table-row>
        <table:table-row table:style-name="ro1">
          <table:table-cell office:value-type="string">
            <text:p>default-mibench-cons-jpeg-encode</text:p>
          </table:table-cell>
          <table:table-cell office:value-type="float" office:value="1204513">
            <text:p>1204513</text:p>
          </table:table-cell>
          <table:table-cell table:formula="of:=[.B16] * 0.002" office:value-type="float" office:value="2409.026">
            <text:p>2409,03</text:p>
          </table:table-cell>
          <table:table-cell table:formula="of:=[.C16] / 60" office:value-type="float" office:value="40.1504333333333">
            <text:p>40,15</text:p>
          </table:table-cell>
          <table:table-cell table:number-columns-repeated="2"/>
        </table:table-row>
        <table:table-row table:style-name="ro1">
          <table:table-cell office:value-type="string">
            <text:p>default-mibench-offi-stringsearch</text:p>
          </table:table-cell>
          <table:table-cell office:value-type="float" office:value="300072">
            <text:p>300072</text:p>
          </table:table-cell>
          <table:table-cell table:formula="of:=[.B17] * 0.002" office:value-type="float" office:value="600.144">
            <text:p>600,14</text:p>
          </table:table-cell>
          <table:table-cell table:formula="of:=[.C17] / 60" office:value-type="float" office:value="10.0024">
            <text:p>10</text:p>
          </table:table-cell>
          <table:table-cell table:number-columns-repeated="2"/>
        </table:table-row>
        <table:table-row table:style-name="ro1">
          <table:table-cell table:style-name="ce5" office:value-type="string">
            <text:p>default-mibench-offi-stringsearch-quiet</text:p>
          </table:table-cell>
          <table:table-cell office:value-type="float" office:value="96748">
            <text:p>96748</text:p>
          </table:table-cell>
          <table:table-cell table:formula="of:=[.B18] * 0.002" office:value-type="float" office:value="193.496">
            <text:p>193,5</text:p>
          </table:table-cell>
          <table:table-cell table:formula="of:=[.C18] / 60" office:value-type="float" office:value="3.22493333333333">
            <text:p>3,2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default-mibench-auto-susan-smoothing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efault-mibench-auto-susan-edge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efault-mibench-auto-susan-corners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efault-mibench-netw-patricia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efault-mibench-tele-gsm-encode-nounroll</text:p>
          </table:table-cell>
          <table:table-cell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/* To calclulate max runtime of benchmark: executed_instructions_ref * 0,002 sec ~ (500 insns/sec) */</text:p>
          </table:table-cell>
          <table:table-cell table:style-name="Default" table:number-columns-repeated="5"/>
        </table:table-row>
      </table:table>
      <table:table table:name="Tabe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B6553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15.09.2010</text:date>, <text:time>11:38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lf Jahr</meta:initial-creator>
    <meta:creation-date>2010-09-15T11:05:44.54</meta:creation-date>
    <dc:date>2010-09-15T11:38:06.06</dc:date>
    <dc:creator>Ralf Jahr</dc:creator>
    <meta:editing-duration>PT00H01M21S</meta:editing-duration>
    <meta:editing-cycles>1</meta:editing-cycles>
    <meta:document-statistic meta:table-count="3" meta:cell-count="91" meta:object-count="0"/>
    <meta:generator>OpenOffice.org/3.2$Win32 OpenOffice.org_project/320m18$Build-9502</meta:generator>
  </office:meta>
</office:document-meta>
</file>